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/>
    <style:style style:name="AROW-2" style:family="table-row">
      <style:table-row-properties style:row-height="16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6"/>
        <table:table-column table:style-name="ACOL-0" table:number-columns-repeated="4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420</text:p>
          </table:table-cell>
          <table:table-cell table:style-name="ACE-0" office:value-type="float" office:value="61.490000000000002">
            <text:p>61.49</text:p>
          </table:table-cell>
          <table:table-cell table:style-name="ACE-0" office:value-type="float" office:value="-77.5">
            <text:p>−77.5</text:p>
          </table:table-cell>
          <table:table-cell table:style-name="ACE-0" office:value-type="float" office:value="6570">
            <text:p>65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hiatella arctica</text:p>
          </table:table-cell>
          <table:table-cell table:style-name="ACE-0" table:formula="of:=IF([.H2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312</text:p>
          </table:table-cell>
          <table:table-cell table:style-name="ACE-0" office:value-type="float" office:value="61.600000000000001">
            <text:p>61.6</text:p>
          </table:table-cell>
          <table:table-cell table:style-name="ACE-0" office:value-type="float" office:value="-77.299999999999997">
            <text:p>−77.3</text:p>
          </table:table-cell>
          <table:table-cell table:style-name="ACE-0" office:value-type="float" office:value="6510">
            <text:p>65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ytilus edulis</text:p>
          </table:table-cell>
          <table:table-cell table:style-name="ACE-0" table:formula="of:=IF([.H3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3.400000000000006">
            <text:p>73.4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344</text:p>
          </table:table-cell>
          <table:table-cell table:style-name="ACE-0" office:value-type="float" office:value="61.729999999999997">
            <text:p>61.73</text:p>
          </table:table-cell>
          <table:table-cell table:style-name="ACE-0" office:value-type="float" office:value="-77.799999999999997">
            <text:p>−77.8</text:p>
          </table:table-cell>
          <table:table-cell table:style-name="ACE-0" office:value-type="float" office:value="4140">
            <text:p>41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ytilus edulis</text:p>
          </table:table-cell>
          <table:table-cell table:style-name="ACE-0" table:formula="of:=IF([.H4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6.399999999999999">
            <text:p>36.4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423</text:p>
          </table:table-cell>
          <table:table-cell table:style-name="ACE-0" office:value-type="float" office:value="61.840000000000003">
            <text:p>61.84</text:p>
          </table:table-cell>
          <table:table-cell table:style-name="ACE-0" office:value-type="float" office:value="-78">
            <text:p>−78</text:p>
          </table:table-cell>
          <table:table-cell table:style-name="ACE-0" office:value-type="float" office:value="4390">
            <text:p>439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ya pseudoarenaria</text:p>
          </table:table-cell>
          <table:table-cell table:style-name="ACE-0" table:formula="of:=IF([.H5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6">
            <text:p>26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353</text:p>
          </table:table-cell>
          <table:table-cell table:style-name="ACE-0" office:value-type="float" office:value="61.869999999999997">
            <text:p>61.87</text:p>
          </table:table-cell>
          <table:table-cell table:style-name="ACE-0" office:value-type="float" office:value="-77.099999999999994">
            <text:p>−77.1</text:p>
          </table:table-cell>
          <table:table-cell table:style-name="ACE-0" office:value-type="float" office:value="7190">
            <text:p>71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iatella arctica</text:p>
          </table:table-cell>
          <table:table-cell table:style-name="ACE-0" table:formula="of:=IF([.H6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7">
            <text:p>67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069</text:p>
          </table:table-cell>
          <table:table-cell table:style-name="ACE-0" office:value-type="float" office:value="62">
            <text:p>62</text:p>
          </table:table-cell>
          <table:table-cell table:style-name="ACE-0" office:value-type="float" office:value="-80">
            <text:p>−80</text:p>
          </table:table-cell>
          <table:table-cell table:style-name="ACE-0" office:value-type="float" office:value="6725">
            <text:p>6725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shells</text:p>
          </table:table-cell>
          <table:table-cell table:style-name="ACE-0" table:formula="of:=IF([.H7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1">
            <text:p>81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Wagner196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070</text:p>
          </table:table-cell>
          <table:table-cell table:style-name="ACE-0" office:value-type="float" office:value="62">
            <text:p>62</text:p>
          </table:table-cell>
          <table:table-cell table:style-name="ACE-0" office:value-type="float" office:value="-80">
            <text:p>−80</text:p>
          </table:table-cell>
          <table:table-cell table:style-name="ACE-0" office:value-type="float" office:value="6785">
            <text:p>6785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hells</text:p>
          </table:table-cell>
          <table:table-cell table:style-name="ACE-0" table:formula="of:=IF([.H8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1">
            <text:p>91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Wagner196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071</text:p>
          </table:table-cell>
          <table:table-cell table:style-name="ACE-0" office:value-type="float" office:value="62">
            <text:p>62</text:p>
          </table:table-cell>
          <table:table-cell table:style-name="ACE-0" office:value-type="float" office:value="-80">
            <text:p>−80</text:p>
          </table:table-cell>
          <table:table-cell table:style-name="ACE-0" office:value-type="float" office:value="7505">
            <text:p>7505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hells</text:p>
          </table:table-cell>
          <table:table-cell table:style-name="ACE-0" table:formula="of:=IF([.H9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5">
            <text:p>65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Wagner196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412</text:p>
          </table:table-cell>
          <table:table-cell table:style-name="ACE-0" office:value-type="float" office:value="62.009999999999998">
            <text:p>62.01</text:p>
          </table:table-cell>
          <table:table-cell table:style-name="ACE-0" office:value-type="float" office:value="-78">
            <text:p>−78</text:p>
          </table:table-cell>
          <table:table-cell table:style-name="ACE-0" office:value-type="float" office:value="2880">
            <text:p>28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mytilus edulis</text:p>
          </table:table-cell>
          <table:table-cell table:style-name="ACE-0" table:formula="of:=IF([.H10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.399999999999999">
            <text:p>22.4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310</text:p>
          </table:table-cell>
          <table:table-cell table:style-name="ACE-0" office:value-type="float" office:value="62.140000000000001">
            <text:p>62.14</text:p>
          </table:table-cell>
          <table:table-cell table:style-name="ACE-0" office:value-type="float" office:value="-77.900000000000006">
            <text:p>−77.9</text:p>
          </table:table-cell>
          <table:table-cell table:style-name="ACE-0" office:value-type="float" office:value="7800">
            <text:p>780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hiatella arctica</text:p>
          </table:table-cell>
          <table:table-cell table:style-name="ACE-0" table:formula="of:=IF([.H11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8">
            <text:p>98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Daigneault200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399</text:p>
          </table:table-cell>
          <table:table-cell table:style-name="ACE-0" office:value-type="float" office:value="62.18">
            <text:p>62.18</text:p>
          </table:table-cell>
          <table:table-cell table:style-name="ACE-0" office:value-type="float" office:value="-78.099999999999994">
            <text:p>−78.1</text:p>
          </table:table-cell>
          <table:table-cell table:style-name="ACE-0" office:value-type="float" office:value="3980">
            <text:p>398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mytilus edulis</text:p>
          </table:table-cell>
          <table:table-cell table:style-name="ACE-0" table:formula="of:=IF([.H12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2.399999999999999">
            <text:p>32.4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409</text:p>
          </table:table-cell>
          <table:table-cell table:style-name="ACE-0" office:value-type="float" office:value="62.25">
            <text:p>62.25</text:p>
          </table:table-cell>
          <table:table-cell table:style-name="ACE-0" office:value-type="float" office:value="-78">
            <text:p>−78</text:p>
          </table:table-cell>
          <table:table-cell table:style-name="ACE-0" office:value-type="float" office:value="7360">
            <text:p>73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iatella arctica</text:p>
          </table:table-cell>
          <table:table-cell table:style-name="ACE-0" table:formula="of:=IF([.H13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5">
            <text:p>75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51804</text:p>
          </table:table-cell>
          <table:table-cell table:style-name="ACE-0" office:value-type="float" office:value="62.420000000000002">
            <text:p>62.42</text:p>
          </table:table-cell>
          <table:table-cell table:style-name="ACE-0" office:value-type="float" office:value="-77.900000000000006">
            <text:p>−77.9</text:p>
          </table:table-cell>
          <table:table-cell table:style-name="ACE-0" office:value-type="float" office:value="2580">
            <text:p>25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lix 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7">
            <text:p>37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artindale202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ECV-1795C</text:p>
          </table:table-cell>
          <table:table-cell table:style-name="ACE-0" office:value-type="float" office:value="62.420000000000002">
            <text:p>62.42</text:p>
          </table:table-cell>
          <table:table-cell table:style-name="ACE-0" office:value-type="float" office:value="-77.900000000000006">
            <text:p>−77.9</text:p>
          </table:table-cell>
          <table:table-cell table:style-name="ACE-0" office:value-type="float" office:value="2520">
            <text:p>25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one, rangifer tarandu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3">
            <text:p>23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Harington2003,Martindale2020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2035</text:p>
          </table:table-cell>
          <table:table-cell table:style-name="ACE-0" office:value-type="float" office:value="62.450000000000003">
            <text:p>62.45</text:p>
          </table:table-cell>
          <table:table-cell table:style-name="ACE-0" office:value-type="float" office:value="-77.799999999999997">
            <text:p>−77.8</text:p>
          </table:table-cell>
          <table:table-cell table:style-name="ACE-0" office:value-type="float" office:value="7370">
            <text:p>73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hiatella arctica</text:p>
          </table:table-cell>
          <table:table-cell table:style-name="ACE-0" table:formula="of:=IF([.H16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8">
            <text:p>28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Daigneault2008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-702B</text:p>
          </table:table-cell>
          <table:table-cell table:style-name="ACE-0" office:value-type="float" office:value="62.520000000000003">
            <text:p>62.52</text:p>
          </table:table-cell>
          <table:table-cell table:style-name="ACE-0" office:value-type="float" office:value="-77.400000000000006">
            <text:p>−77.4</text:p>
          </table:table-cell>
          <table:table-cell table:style-name="ACE-0" office:value-type="float" office:value="7350">
            <text:p>73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hells</text:p>
          </table:table-cell>
          <table:table-cell table:style-name="ACE-0" table:formula="of:=IF([.H17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7.700000000000003">
            <text:p>77.7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Matthews196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PL58</text:p>
          </table:table-cell>
          <table:table-cell table:style-name="ACE-0" office:value-type="float" office:value="62.520000000000003">
            <text:p>62.52</text:p>
          </table:table-cell>
          <table:table-cell table:style-name="ACE-0" office:value-type="float" office:value="-77.400000000000006">
            <text:p>−77.4</text:p>
          </table:table-cell>
          <table:table-cell table:style-name="ACE-0" office:value-type="float" office:value="6900">
            <text:p>690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arine shells (hiatella arctica and mya truncata)</text:p>
          </table:table-cell>
          <table:table-cell table:style-name="ACE-0" table:formula="of:=IF([.H18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2.599999999999994">
            <text:p>8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Matthews196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327</text:p>
          </table:table-cell>
          <table:table-cell table:style-name="ACE-0" office:value-type="float" office:value="62.549999999999997">
            <text:p>62.55</text:p>
          </table:table-cell>
          <table:table-cell table:style-name="ACE-0" office:value-type="float" office:value="-77.400000000000006">
            <text:p>−77.4</text:p>
          </table:table-cell>
          <table:table-cell table:style-name="ACE-0" office:value-type="float" office:value="7750">
            <text:p>775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ya truncata</text:p>
          </table:table-cell>
          <table:table-cell table:style-name="ACE-0" table:formula="of:=IF([.H19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N-281</text:p>
          </table:table-cell>
          <table:table-cell table:style-name="ACE-0" office:value-type="float" office:value="62.549999999999997">
            <text:p>62.55</text:p>
          </table:table-cell>
          <table:table-cell table:style-name="ACE-0" office:value-type="float" office:value="-77.400000000000006">
            <text:p>−77.4</text:p>
          </table:table-cell>
          <table:table-cell table:style-name="ACE-0" office:value-type="float" office:value="7430">
            <text:p>743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hiatella arctica, mya truncata, clinocardium ciliatum</text:p>
          </table:table-cell>
          <table:table-cell table:style-name="ACE-0" table:formula="of:=IF([.H20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Matthews1967,Matthews196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410</text:p>
          </table:table-cell>
          <table:table-cell table:style-name="ACE-0" office:value-type="float" office:value="62.57">
            <text:p>62.57</text:p>
          </table:table-cell>
          <table:table-cell table:style-name="ACE-0" office:value-type="float" office:value="-78">
            <text:p>−78</text:p>
          </table:table-cell>
          <table:table-cell table:style-name="ACE-0" office:value-type="float" office:value="7230">
            <text:p>72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iatella arctica</text:p>
          </table:table-cell>
          <table:table-cell table:style-name="ACE-0" table:formula="of:=IF([.H21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Ivujivi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322</text:p>
          </table:table-cell>
          <table:table-cell table:style-name="ACE-0" office:value-type="float" office:value="62.579999999999998">
            <text:p>62.58</text:p>
          </table:table-cell>
          <table:table-cell table:style-name="ACE-0" office:value-type="float" office:value="-78.099999999999994">
            <text:p>−78.1</text:p>
          </table:table-cell>
          <table:table-cell table:style-name="ACE-0" office:value-type="float" office:value="3170">
            <text:p>317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mytilus edulis</text:p>
          </table:table-cell>
          <table:table-cell table:style-name="ACE-0" table:formula="of:=IF([.H22]&gt;0;&quot;marine&quot;;&quot;terrestrial&quot;)" office:value-type="string" office:string-value="marine">
            <text:p>marine</text:p>
          </table:table-cell>
          <table:table-cell table:style-name="ACE-0" office:value-type="float" office:value="124">
            <text:p>12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.399999999999999">
            <text:p>22.4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string">
            <text:p>McNeelyBrennan2005</text:p>
          </table:table-cell>
          <table:table-cell table:number-columns-repeated="240" table:style-name="ACE-0"/>
        </table:table-row>
        <table:table-row table:style-name="AROW-0" table:number-rows-repeated="19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5" gnm:cursor-row="15">
          <gnm:selection gnm:start-col="15" gnm:start-row="15" gnm:end-col="15" gnm:end-row="1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11T03:09:02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